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Unicode MS" svg:font-family="'Arial Unicode MS'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bee6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2cm" svg:stroke-color="#e6e6e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fo:min-height="2.664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3.362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6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1" style:family="paragraph">
      <style:text-properties fo:language="de" fo:country="DE"/>
    </style:style>
    <style:style style:name="P2" style:family="paragraph">
      <style:paragraph-properties fo:margin-left="0.952cm" fo:margin-right="0cm" fo:margin-top="0cm" fo:margin-bottom="0.502cm" fo:text-align="center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1%" fo:text-indent="0cm" style:line-break="strict"/>
    </style:style>
    <style:style style:name="P6" style:family="paragraph">
      <style:paragraph-properties fo:margin-left="0cm" fo:margin-right="0cm" fo:line-height="95%" fo:text-align="end" fo:text-indent="0cm" style:line-break="stric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cm" fo:margin-right="0cm" fo:margin-top="0cm" fo:margin-bottom="0.502cm" fo:text-indent="0cm" style:line-break="strict"/>
    </style:style>
    <style:style style:name="P9" style:family="paragraph">
      <style:paragraph-properties fo:margin-left="0cm" fo:margin-right="0cm" fo:margin-top="0cm" fo:margin-bottom="0.401cm" fo:text-indent="0cm" style:line-break="strict"/>
    </style:style>
    <style:style style:name="P10" style:family="paragraph">
      <style:paragraph-properties fo:margin-left="0cm" fo:margin-right="0cm" fo:margin-top="0cm" fo:margin-bottom="0.401cm" fo:text-indent="0cm" style:line-break="strict"/>
      <style:text-properties fo:font-size="32pt" style:font-size-asian="32pt" style:font-size-complex="32pt"/>
    </style:style>
    <style:style style:name="P11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language="en" fo:country="US"/>
    </style:style>
    <style:style style:name="T4" style:family="text">
      <style:text-properties fo:color="#000000" style:font-name="Verdana" fo:font-size="14pt" fo:language="de" fo:country="DE" style:font-name-asian="Arial Unicode MS" style:font-size-asian="14pt" style:font-name-complex="Arial Unicode MS" style:font-size-complex="14pt"/>
    </style:style>
    <style:style style:name="T5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T6" style:family="text">
      <style:text-properties fo:language="de" fo:country="DE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font-weight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41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Folie 1" draw:style-name="dp1" draw:master-page-name="Default" presentation:use-date-time-name="dtd1">
        <draw:frame presentation:style-name="pr1" draw:text-style-name="P1" draw:layer="layout" svg:width="25.197cm" svg:height="2.664cm" svg:x="1.397cm" svg:y="0.837cm" presentation:class="title" presentation:placeholder="true">
          <draw:text-box/>
        </draw:frame>
        <draw:frame presentation:style-name="pr2" draw:text-style-name="P3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1"/></text:p>
                <text:p text:style-name="P2"><text:span text:style-name="T1">Multi-Agent</text:span></text:p>
                <text:p text:style-name="P2"><text:span text:style-name="T1">Programming Contest</text:span></text:p>
                <text:p text:style-name="P2"><text:span text:style-name="T2">[Agents on Mars]</text:span></text:p>
                <text:p text:style-name="P2"><text:span text:style-name="T3"/></text:p>
                <text:p text:style-name="P2"><text:span text:style-name="T2">Research lab – Summer term 2014</text:span></text:p>
                <text:p text:style-name="P2"><text:span text:style-name="T2">University Koblenz-Landau</text:span></text:p>
              </text:list-header>
            </text:list>
          </draw:text-box>
        </draw:frame>
        <draw:custom-shape draw:name="AutoShape 3" draw:style-name="gr1" draw:text-style-name="P3" draw:layer="layout" svg:width="28.002cm" svg:height="4cm" svg:x="0cm" svg:y="0cm">
          <text:list text:style-name="L2">
            <text:list-header>
              <text:p text:style-name="P7"><text:span text:style-name="T6"/></text:p>
            </text:list-header>
          </text:list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" draw:style-name="gr2" draw:text-style-name="P4" draw:layer="layout" svg:x1="0cm" svg:y1="4cm" svg:x2="28.002cm" svg:y2="4.004cm">
          <text:p/>
        </draw:line>
        <draw:custom-shape draw:name="Datumsplatzhalter 8" draw:style-name="gr3" draw:text-style-name="P3" draw:layer="layout" svg:width="6.517cm" svg:height="1.076cm" svg:x="1.398cm" svg:y="19.5cm">
          <text:list text:style-name="L2">
            <text:list-header>
              <text:p text:style-name="P5"><text:span text:style-name="T4">MAP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4" draw:text-style-name="P3" draw:layer="layout" svg:width="9.111cm" svg:height="1.482cm" svg:x="11.884cm" svg:y="28.213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5:45</dc:date>
          <text:p>It needs to have team member names.</text:p>
        </officeooo:annotation>
        <officeooo:annotation svg:x="1cm" svg:y="0cm">
          <dc:date>2014-10-09T21:45:56</dc:date>
          <text:p>There should be no footer on the first page.</text:p>
        </officeooo:annotation>
      </draw:page>
      <draw:page draw:name="Outline" draw:style-name="dp3" draw:master-page-name="Default" presentation:use-date-time-name="dtd1">
        <draw:custom-shape draw:name="Datumsplatzhalter 3" draw:style-name="gr3" draw:text-style-name="P3" draw:layer="layout" svg:width="6.517cm" svg:height="1.076cm" svg:x="1.398cm" svg:y="19.5cm">
          <text:list text:style-name="L2">
            <text:list-header>
              <text:p text:style-name="P5"><text:span text:style-name="T4">MAP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7"><text:span text:style-name="T3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3">The Contest</text:span></text:p>
              </text:list-item>
              <text:list-item>
                <text:p text:style-name="P8"><text:span text:style-name="T3">Scenario</text:span></text:p>
              </text:list-item>
              <text:list-item>
                <text:p text:style-name="P8"><text:span text:style-name="T3">Our Strategi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3">Agent Specific Strategies</text:span></text:p>
                  </text:list-item>
                  <text:list-item>
                    <text:p text:style-name="P9"><text:span text:style-name="T3">Zoning Strateg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Implementation Details</text:span></text:p>
              </text:list-item>
              <text:list-item>
                <text:p text:style-name="P8"><text:span text:style-name="T3">Competition Outcome</text:span></text:p>
              </text:list-item>
              <text:list-item>
                <text:p text:style-name="P8"><text:span text:style-name="T3">Lessons Learned</text:span></text:p>
              </text:list-item>
            </text:list>
          </draw:text-box>
        </draw:frame>
        <presentation:notes draw:style-name="dp2">
          <draw:custom-shape draw:name="Rectangle 6" draw:style-name="gr4" draw:text-style-name="P3" draw:layer="layout" svg:width="9.111cm" svg:height="1.482cm" svg:x="11.884cm" svg:y="28.213cm">
            <text:list text:style-name="L2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6:22</dc:date>
          <text:p>The footer should be similar to the one of all our earlier presentations. It should also feature a page count.</text:p>
        </officeooo:annotation>
        <officeooo:annotation svg:x="1cm" svg:y="0cm">
          <dc:date>2014-10-09T21:58:28</dc:date>
          <text:p>Repeat the outline between every section to remind people what is still left to come.</text:p>
        </officeooo:annotation>
      </draw:page>
      <draw:page draw:name="The Contest – Aims and Scop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The Contest – Aims and Scop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3">International online competition since 2005</text:span></text:p>
              </text:list-item>
              <text:list-item>
                <text:p text:style-name="P8"><text:span text:style-name="T3">A</text:span><text:span text:style-name="T7">ttempt to stimulate research in the area of multi-agent system development and programming</text:span></text:p>
              </text:list-item>
            </text:list>
            <text:list text:style-name="L7">
              <text:list-item>
                <text:p text:style-name="P8"><text:span text:style-name="T7">Focus: Agent cooperation and coordination. Implementation technology left to participants</text:span></text:p>
              </text:list-item>
            </text:list>
            <text:list text:style-name="L6">
              <text:list-header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Scenario</text:span></text:p>
              </text:list-header>
            </text:list>
          </draw:text-box>
        </draw:frame>
        <draw:frame presentation:style-name="pr9" draw:text-style-name="P11" draw:layer="layout" svg:width="27.495cm" svg:height="13.855cm" svg:x="-0.001cm" svg:y="4.347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0"><text:span text:style-name="T8">Each team sends 28 agents onto Mars</text:span></text:p>
                  </text:list-item>
                  <text:list-item>
                    <text:p text:style-name="P10"><text:span text:style-name="T8">There are water wells with varying amounts of water</text:span></text:p>
                  </text:list-item>
                  <text:list-item>
                    <text:p text:style-name="P10"><text:span text:style-name="T8">The teams try to find the most valuable spots and defend them</text:span></text:p>
                  </text:list-item>
                  <text:list-item>
                    <text:p text:style-name="P10"><text:span text:style-name="T8">Teams may attack each other</text:span></text:p>
                  </text:list-item>
                  <text:list-item>
                    <text:p text:style-name="P10"><text:span text:style-name="T9">Goal</text:span><text:span text:style-name="T8">: Maximise points given by achievements and occupied well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6:46</dc:date>
          <text:p>Full text is <text:span text:style-name="T10">never</text:span> ok. Replaced it.</text:p>
        </officeooo:annotation>
      </draw:page>
      <draw:page draw:name="Scenario - Environment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Scenario - Environment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8"><text:span text:style-name="T3">Weighted graph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3">Weighted edge: costs of traversing this edge</text:span></text:p>
                  </text:list-item>
                  <text:list-item>
                    <text:p text:style-name="P9"><text:span text:style-name="T3">Labeled node: value of this water well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3">Graph is unknown at the beginning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3">Neither the costs of traversing an edge nor the value of a node are known</text:span></text:p>
                  </text:list-item>
                  <text:list-item>
                    <text:p text:style-name="P9"><text:span text:style-name="T3"><text:s/></text:span><text:span text:style-name="T3">Agents must explore the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– Occupying Zones/ Graph coloring algorithm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Scenario – Occupying Zones/ Graph coloring algorithm</text:span></text:p>
              </text:list-header>
            </text:list>
          </draw:text-box>
        </draw:frame>
        <draw:frame draw:name="Inhaltsplatzhalter 4" draw:style-name="gr6" draw:text-style-name="P4" draw:layer="layout" svg:width="25.193cm" svg:height="9.437cm" svg:x="1.499cm" svg:y="6.756cm">
          <draw:image xlink:href="">
            <text:p/>
          </draw:image>
          <svg:desc>occupying zones.PNG</svg:desc>
        </draw:frame>
        <presentation:notes draw:style-name="dp2">
          <draw:page-thumbnail draw:style-name="gr5" draw:layer="layout" svg:width="14.843cm" svg:height="11.13cm" svg:x="3.073cm" svg:y="2.258cm" draw:page-number="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7:30</dc:date>
          <text:p>I have no clue but all images have disappeared. Was it linked by a static reference?</text:p>
        </officeooo:annotation>
      </draw:page>
      <draw:page draw:name="Scenario - Agent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8"><text:span text:style-name="T3">Attributes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3">Energy, health, strength, visibility range 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3"><text:s/></text:span><text:span text:style-name="T3">Five different roles: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3">Explorer, saboteur, sentinel, repairer and inspector</text:span></text:p>
                  </text:list-item>
                  <text:list-item>
                    <text:p text:style-name="P9"><text:span text:style-name="T3">May perform different actions</text:span></text:p>
                    <text:p text:style-name="P9"><text:span text:style-name="T3">(e.g. attack or repair)</text:span></text:p>
                  </text:list-item>
                  <text:list-item>
                    <text:p text:style-name="P9"><text:span text:style-name="T3">Have different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Scenario - Agents</text:span></text:p>
              </text:list-header>
            </text:list>
          </draw:text-box>
        </draw:frame>
        <draw:frame draw:name="Inhaltsplatzhalter 4" draw:style-name="gr6" draw:text-style-name="P4" draw:layer="layout" svg:width="25.193cm" svg:height="11.078cm" svg:x="1.499cm" svg:y="5.935cm">
          <draw:image xlink:href="">
            <text:p/>
          </draw:image>
          <svg:desc>agents.PNG</svg:desc>
        </draw:frame>
        <presentation:notes draw:style-name="dp2">
          <draw:page-thumbnail draw:style-name="gr5" draw:layer="layout" svg:width="14.843cm" svg:height="11.13cm" svg:x="3.073cm" svg:y="2.258cm" draw:page-number="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3">Agents run on participant's infrastructure</text:span></text:p>
              </text:list-item>
              <text:list-item>
                <text:p text:style-name="P8"><text:span text:style-name="T3">Simulated environment runs on a remote server</text:span></text:p>
              </text:list-item>
              <text:list-item>
                <text:p text:style-name="P8"><text:span text:style-name="T3">Agents communicate with the server by exchanging XML messages</text:span></text:p>
              </text:list-item>
              <text:list-item>
                <text:p text:style-name="P8"><text:span text:style-name="T3">After each simulation step the server delivers new percepts on which the agents then can reason</text:span></text:p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6">Two overall phases: exploration and zone mode</text:span></text:p>
              </text:list-item>
              <text:list-item>
                <text:p text:style-name="P8"><text:span text:style-name="T6">We start with exploring the graph</text:span></text:p>
              </text:list-item>
              <text:list-item>
                <text:p text:style-name="P8"><text:span text:style-name="T6">After that all agents but saboteurs switch to zone mode</text:span></text:p>
              </text:list-item>
              <text:list-item>
                <text:p text:style-name="P8"><text:span text:style-name="T6">Saboteurs focus on attacking.</text:span></text:p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1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- Explor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- Exploration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6">Before we start with building zones, the graph needs to be explored (DFS)</text:span></text:p>
              </text:list-item>
              <text:list-item>
                <text:p text:style-name="P8"><text:span text:style-name="T6">Inspector, repairer and sentinel agents perform survey action to retrieve the edge weights of the nodes</text:span></text:p>
              </text:list-item>
              <text:list-item>
                <text:p text:style-name="P8"><text:span text:style-name="T6">Explorers perform probe action before surveying</text:span></text:p>
              </text:list-item>
              <text:list-item>
                <text:p text:style-name="P8"><text:span text:style-name="T6">Processed nodes are stored in order to not survey/probe a node twice</text:span></text:p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1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5:25</dc:date>
          <text:p>Is this still DFS?</text:p>
        </officeooo:annotation>
      </draw:page>
      <draw:page draw:name="Our Strategies – Zone Mod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6">Once there are no unsurveyed nodes anymore, agents switch to zone mode</text:span></text:p>
              </text:list-item>
            </text:list>
            <text:list text:style-name="L7">
              <text:list-item>
                <text:p text:style-name="P8"><text:span text:style-name="T3">Agents register for zoning</text:span></text:p>
              </text:list-item>
            </text:list>
            <text:list text:style-name="L6">
              <text:list-item>
                <text:p text:style-name="P8"><text:span text:style-name="T3">Each node agent calculates his best zone in a given range</text:span></text:p>
              </text:list-item>
              <text:list-item>
                <text:p text:style-name="P8"><text:span text:style-name="T3">Best means highest zone value with minimal number of agents 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1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Zone Calcul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4" draw:style-name="gr6" draw:text-style-name="P4" draw:layer="layout" svg:width="15.509cm" svg:height="13.856cm" svg:x="6.24cm" svg:y="4.912cm">
          <draw:image xlink:href="">
            <text:p/>
          </draw:image>
          <svg:desc>4tMW0jd.png</svg:desc>
        </draw:frame>
        <presentation:notes draw:style-name="dp2">
          <draw:page-thumbnail draw:style-name="gr5" draw:layer="layout" svg:width="14.843cm" svg:height="11.13cm" svg:x="3.073cm" svg:y="2.258cm" draw:page-number="1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5.509cm" svg:height="13.856cm" svg:x="6.24cm" svg:y="4.912cm">
          <draw:image xlink:href="">
            <text:p/>
          </draw:image>
          <svg:desc>wOU7pN4.png</svg:desc>
        </draw:frame>
        <presentation:notes draw:style-name="dp2">
          <draw:page-thumbnail draw:style-name="gr5" draw:layer="layout" svg:width="14.843cm" svg:height="11.13cm" svg:x="3.073cm" svg:y="2.258cm" draw:page-number="1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5" draw:style-name="gr6" draw:text-style-name="P4" draw:layer="layout" svg:width="15.509cm" svg:height="13.856cm" svg:x="6.24cm" svg:y="4.912cm">
          <draw:image xlink:href="">
            <text:p/>
          </draw:image>
          <svg:desc>T5J3LIo.png</svg:desc>
        </draw:frame>
        <presentation:notes draw:style-name="dp2">
          <draw:page-thumbnail draw:style-name="gr5" draw:layer="layout" svg:width="14.843cm" svg:height="11.13cm" svg:x="3.073cm" svg:y="2.258cm" draw:page-number="1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6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5.509cm" svg:height="13.856cm" svg:x="6.24cm" svg:y="4.912cm">
          <draw:image xlink:href="">
            <text:p/>
          </draw:image>
          <svg:desc>NXypspa.png</svg:desc>
        </draw:frame>
        <presentation:notes draw:style-name="dp2">
          <draw:page-thumbnail draw:style-name="gr5" draw:layer="layout" svg:width="14.843cm" svg:height="11.13cm" svg:x="3.073cm" svg:y="2.258cm" draw:page-number="1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7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5" draw:style-name="gr6" draw:text-style-name="P4" draw:layer="layout" svg:width="15.509cm" svg:height="13.856cm" svg:x="6.24cm" svg:y="4.912cm">
          <draw:image xlink:href="">
            <text:p/>
          </draw:image>
          <svg:desc>lF49FvB.png</svg:desc>
        </draw:frame>
        <presentation:notes draw:style-name="dp2">
          <draw:page-thumbnail draw:style-name="gr5" draw:layer="layout" svg:width="14.843cm" svg:height="11.13cm" svg:x="3.073cm" svg:y="2.258cm" draw:page-number="1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8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5.509cm" svg:height="13.856cm" svg:x="6.24cm" svg:y="4.912cm">
          <draw:image xlink:href="">
            <text:p/>
          </draw:image>
          <svg:desc>RUza8wq.png</svg:desc>
        </draw:frame>
        <presentation:notes draw:style-name="dp2">
          <draw:page-thumbnail draw:style-name="gr5" draw:layer="layout" svg:width="14.843cm" svg:height="11.13cm" svg:x="3.073cm" svg:y="2.258cm" draw:page-number="1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5" draw:style-name="gr6" draw:text-style-name="P4" draw:layer="layout" svg:width="15.509cm" svg:height="13.856cm" svg:x="6.24cm" svg:y="4.912cm">
          <draw:image xlink:href="">
            <text:p/>
          </draw:image>
          <svg:desc>Jvba28I.png</svg:desc>
        </draw:frame>
        <presentation:notes draw:style-name="dp2">
          <draw:page-thumbnail draw:style-name="gr5" draw:layer="layout" svg:width="14.843cm" svg:height="11.13cm" svg:x="3.073cm" svg:y="2.258cm" draw:page-number="1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5.509cm" svg:height="13.856cm" svg:x="6.24cm" svg:y="4.912cm">
          <draw:image xlink:href="">
            <text:p/>
          </draw:image>
          <svg:desc>YTR9EcG.png</svg:desc>
        </draw:frame>
        <presentation:notes draw:style-name="dp2">
          <draw:page-thumbnail draw:style-name="gr5" draw:layer="layout" svg:width="14.843cm" svg:height="11.13cm" svg:x="3.073cm" svg:y="2.258cm" draw:page-number="2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1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Calculation</text:span></text:p>
              </text:list-header>
            </text:list>
          </draw:text-box>
        </draw:frame>
        <draw:frame draw:name="Inhaltsplatzhalter 5" draw:style-name="gr6" draw:text-style-name="P4" draw:layer="layout" svg:width="15.509cm" svg:height="13.856cm" svg:x="6.24cm" svg:y="4.912cm">
          <draw:image xlink:href="">
            <text:p/>
          </draw:image>
          <svg:desc>42KDjd4.png</svg:desc>
        </draw:frame>
        <presentation:notes draw:style-name="dp2">
          <draw:page-thumbnail draw:style-name="gr5" draw:layer="layout" svg:width="14.843cm" svg:height="11.13cm" svg:x="3.073cm" svg:y="2.258cm" draw:page-number="2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2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6">If there are enough agents (zoners) available for zoning do the following: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3">communicate every zone to every zoner </text:span></text:p>
                  </text:list-item>
                  <text:list-item>
                    <text:p text:style-name="P9"><text:span text:style-name="T3">best zone is picked </text:span></text:p>
                  </text:list-item>
                  <text:list-item>
                    <text:p text:style-name="P9"><text:span text:style-name="T3">use closest zoners to build best zone </text:span></text:p>
                  </text:list-item>
                  <text:list-item>
                    <text:p text:style-name="P9"><text:span text:style-name="T3">all participants of the zone are removed from available zoner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3">If not: agent goes to highest value node in certain range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2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Explo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Explo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3">Explorers stay longer in zone mode as they keep probing.</text:span></text:p>
              </text:list-item>
              <text:list-item>
                <text:p text:style-name="P8"><text:span text:style-name="T3">Probe in clusters/circles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3">Closest vertex with most already probed neighbours</text:span></text:p>
                  </text:list-item>
                  <text:list-item>
                    <text:p text:style-name="P9"><text:span text:style-name="T3">Should help find highly valuable z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2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Saboteu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Saboteu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3">Defend established zones</text:span></text:p>
              </text:list-item>
              <text:list-item>
                <text:p text:style-name="P8"><text:span text:style-name="T3">Attack closest enemy agent</text:span></text:p>
              </text:list-item>
              <text:list-item>
                <text:p text:style-name="P8"><text:span text:style-name="T3">We had one “artillery agent” which upgraded his visibility range every time it did not see an enemy agent</text:span></text:p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2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Repai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Our Strategies – Repai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3">If an agent gets disabled he calls the closest repairer</text:span></text:p>
              </text:list-item>
            </text:list>
            <text:list text:style-name="L7">
              <text:list-item>
                <text:p text:style-name="P8"><text:span text:style-name="T3">Respond to calls for help and repair disabled agents</text:span></text:p>
              </text:list-item>
              <text:list-item>
                <text:p text:style-name="P8"><text:span text:style-name="T3">Disabled agents move to the repairer</text:span></text:p>
                <text:p text:style-name="P8"><text:span text:style-name="T3">Hence, active zones are not broken up.</text:span></text:p>
              </text:list-item>
            </text:list>
            <text:list text:style-name="L6">
              <text:list-header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2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Implementation detail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Implementation detail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6">Programming language: Jason, a combination of Java and AgentSpeak(L)</text:span></text:p>
              </text:list-item>
              <text:list-item>
                <text:p text:style-name="P8"><text:span text:style-name="T6">IDE: Eclipse with Jason plug-in</text:span></text:p>
              </text:list-item>
              <text:list-item>
                <text:p text:style-name="P8"><text:span text:style-name="T6">Plans (reasoning and execution of actions) were implemented in AgentSpeak(L)</text:span></text:p>
              </text:list-item>
              <text:list-item>
                <text:p text:style-name="P8"><text:span text:style-name="T6">Computationally intense tasks and storing of graph related percepts was done in Java objects</text:span></text:p>
              </text:list-item>
              <text:list-item>
                <text:p text:style-name="P8"><text:span text:style-name="T6">Interaction between Java and AgentSpeak via Jason's internal actions</text:span></text:p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2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Competition outcom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Competition outcom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6">Team MaKo scored 2nd</text:span></text:p>
              </text:list-item>
              <text:list-item>
                <text:p text:style-name="P8"><text:span text:style-name="T6">The team from the USFC won three times in a row now</text:span></text:p>
              </text:list-item>
            </text:list>
          </draw:text-box>
        </draw:frame>
        <draw:frame draw:name="Picture 2" draw:style-name="gr7" draw:text-style-name="P4" draw:layer="layout" svg:width="21.63cm" svg:height="9.26cm" svg:x="2.888cm" svg:y="9.596cm">
          <draw:image xlink:href="">
            <text:p/>
          </draw:image>
          <svg:desc>C:\Users\Manuel\git\mapc\final_report\images\con_result.png</svg:desc>
        </draw:frame>
        <presentation:notes draw:style-name="dp2">
          <draw:page-thumbnail draw:style-name="gr5" draw:layer="layout" svg:width="14.843cm" svg:height="11.13cm" svg:x="3.073cm" svg:y="2.258cm" draw:page-number="2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Competition outcome - Visualiz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Competition outcome - Visualization</text:span></text:p>
              </text:list-header>
            </text:list>
          </draw:text-box>
        </draw:frame>
        <draw:frame draw:name="Inhaltsplatzhalter 7" draw:style-name="gr6" draw:text-style-name="P4" draw:layer="layout" svg:width="14.684cm" svg:height="14.636cm" svg:x="6.262cm" svg:y="4.132cm">
          <draw:image xlink:href="">
            <text:p/>
          </draw:image>
          <svg:desc>sim_example.PNG</svg:desc>
        </draw:frame>
        <presentation:notes draw:style-name="dp2">
          <draw:page-thumbnail draw:style-name="gr5" draw:layer="layout" svg:width="14.843cm" svg:height="11.13cm" svg:x="3.073cm" svg:y="2.258cm" draw:page-number="2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Lessons Learned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Lessons Learned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8"><text:span text:style-name="T3">Communication between agents in Jason was an extreme bottleneck</text:span></text:p>
              </text:list-item>
              <text:list-item>
                <text:p text:style-name="P8"><text:span text:style-name="T3">Recursion is very expensive in AgentSpeak(L)</text:span></text:p>
              </text:list-item>
              <text:list-item>
                <text:p text:style-name="P8"><text:span text:style-name="T3">When a dash appears in a Literal it is interpreted as an arithmetic expression</text:span></text:p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5" draw:layer="layout" svg:width="14.843cm" svg:height="11.13cm" svg:x="3.073cm" svg:y="2.258cm" draw:page-number="2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End Of Present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7"><text:span text:style-name="T6">End Of Presentation</text:span></text:p>
              </text:list-header>
            </text:list>
          </draw:text-box>
        </draw:frame>
        <draw:frame presentation:style-name="pr10" draw:text-style-name="P3" draw:layer="layout" svg:width="25.193cm" svg:height="13.85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6"/></text:p>
                <text:p text:style-name="P2"><text:span text:style-name="T6">Thanks for your attention!</text:span></text:p>
              </text:list-header>
            </text:list>
          </draw:text-box>
        </draw:frame>
        <draw:custom-shape draw:name="Datumsplatzhalter 3" draw:style-name="gr3" draw:text-style-name="P3" draw:layer="layout" svg:width="6.517cm" svg:height="1.076cm" svg:x="1.398cm" svg:y="19.5cm">
          <text:list text:style-name="L2">
            <text:list-header>
              <text:p text:style-name="P5"><text:span text:style-name="T4">MAP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Grafik 4" draw:style-name="gr7" draw:text-style-name="P4" draw:layer="layout" svg:width="9.816cm" svg:height="8.515cm" svg:x="9.04cm" svg:y="9.15cm">
          <draw:image xlink:href="">
            <text:p/>
          </draw:image>
          <svg:desc>question mark.jpg</svg:desc>
        </draw:frame>
        <presentation:notes draw:style-name="dp2">
          <draw:page-thumbnail draw:style-name="gr5" draw:layer="layout" svg:width="14.843cm" svg:height="11.13cm" svg:x="3.073cm" svg:y="2.258cm" draw:page-number="3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Unicode MS" svg:font-family="'Arial Unicode MS'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3b5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12cm" svg:stroke-color="#c0c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1cm" svg:stroke-color="#33b5e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/>
    </style:style>
    <style:style style:name="MT1" style:family="text">
      <style:text-properties fo:language="de" fo:country="DE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28.002cm" svg:height="4cm" svg:x="0cm" svg:y="0cm">
        <text:list text:style-name="ML1">
          <text:list-header>
            <text:p><text:span text:style-name="MT1"/></text:p>
          </text:list-header>
        </text:list>
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3cm" svg:height="2.659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076cm" svg:x="1.397cm" svg:y="19.5cm" presentation:class="date-time">
        <draw:text-box>
          <text:list text:style-name="ML1">
            <text:list-header>
              <text:p><text:span text:style-name="MT1">MAPC</text:span></text:p>
            </text:list-header>
          </text:list>
        </draw:text-box>
      </draw:frame>
      <draw:frame presentation:style-name="Mpr1" draw:layer="backgroundobjects" svg:width="8.872cm" svg:height="1.076cm" svg:x="9.578cm" svg:y="19.5cm" presentation:class="footer">
        <draw:text-box>
          <text:list text:style-name="ML1">
            <text:list-header>
              <text:p><text:span text:style-name="MT2">Name</text:span></text:p>
            </text:list-header>
          </text:list>
        </draw:text-box>
      </draw:frame>
      <draw:frame presentation:style-name="Mpr1" draw:layer="backgroundobjects" svg:width="6.518cm" svg:height="1.076cm" svg:x="20.077cm" svg:y="19.5cm" presentation:class="page-number">
        <draw:text-box>
          <text:list text:style-name="ML1">
            <text:list-header>
              <text:p><text:span text:style-name="MT2"><text:page-number>&lt;number&gt;</text:page-number></text:span><text:span text:style-name="MT2">/2</text:span></text:p>
            </text:list-header>
          </text:list>
        </draw:text-box>
      </draw:frame>
      <draw:line draw:name="Line 7" draw:style-name="Mgr4" draw:text-style-name="MP4" draw:layer="backgroundobjects" svg:x1="0cm" svg:y1="4cm" svg:x2="28.002cm" svg:y2="4.004cm">
        <text:p/>
      </draw:line>
      <draw:line draw:name="Line 8" draw:style-name="Mgr5" draw:text-style-name="MP4" draw:layer="backgroundobjects" svg:x1="0cm" svg:y1="19.001cm" svg:x2="28.002cm" svg:y2="19.006cm">
        <text:p/>
      </draw:line>
      <presentation:notes style:page-layout-name="PM0">
        <draw:rect draw:style-name="Mgr6" draw:text-style-name="MP5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6" draw:layer="backgroundobjects" svg:width="9.11cm" svg:height="1.482cm" svg:x="0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9" draw:text-style-name="MP6" draw:layer="backgroundobjects" svg:width="9.11cm" svg:height="1.482cm" svg:x="0cm" svg:y="28.213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10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iriam K</meta:initial-creator>
    <meta:creation-date>2014-04-08T22:41:33</meta:creation-date>
    <dc:date>2014-10-09T22:07:48.008541371</dc:date>
    <meta:editing-cycles>94</meta:editing-cycles>
    <meta:editing-duration>PT47M34S</meta:editing-duration>
    <meta:generator>LibreOffice/4.2.6.3$Linux_X86_64 LibreOffice_project/420m0$Build-3</meta:generator>
    <meta:document-statistic meta:object-count="154"/>
  </office:meta>
</office:document-meta>
</file>